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D000002FD38AF8CB5.png" manifest:media-type="image/png"/>
  <manifest:file-entry manifest:full-path="Pictures/10000001000002FD000002FDC8E17437.png" manifest:media-type="image/png"/>
  <manifest:file-entry manifest:full-path="Pictures/10000001000002FD000002FDAB1BD601.png" manifest:media-type="image/png"/>
  <manifest:file-entry manifest:full-path="Pictures/10000001000002FD000002FD3A668AE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style-name="gr1">
          <draw:frame draw:style-name="gr2" draw:text-style-name="P1" draw:layer="layout" svg:width="7.749cm" svg:height="7.749cm" svg:x="13.469cm" svg:y="0.126cm">
            <draw:image xlink:href="Pictures/10000001000002FD000002FD3A668AEA.png" xlink:type="simple" xlink:show="embed" xlink:actuate="onLoad" draw:mime-type="image/png">
              <text:p/>
            </draw:image>
          </draw:frame>
          <draw:frame draw:style-name="gr2" draw:text-style-name="P1" draw:layer="layout" svg:width="7.749cm" svg:height="7.749cm" svg:x="6.785cm" svg:y="0.126cm">
            <draw:image xlink:href="Pictures/10000001000002FD000002FDAB1BD601.png" xlink:type="simple" xlink:show="embed" xlink:actuate="onLoad" draw:mime-type="image/png">
              <text:p/>
            </draw:image>
          </draw:frame>
          <draw:frame draw:style-name="gr2" draw:text-style-name="P1" draw:layer="layout" svg:width="7.749cm" svg:height="7.749cm" svg:x="20.152cm" svg:y="0.126cm">
            <draw:image xlink:href="Pictures/10000001000002FD000002FDC8E17437.png" xlink:type="simple" xlink:show="embed" xlink:actuate="onLoad" draw:mime-type="image/png">
              <text:p/>
            </draw:image>
          </draw:frame>
          <draw:frame draw:style-name="gr2" draw:text-style-name="P1" draw:layer="layout" svg:width="7.749cm" svg:height="7.749cm" svg:x="0.102cm" svg:y="0.126cm">
            <draw:image xlink:href="Pictures/10000001000002FD000002FD38AF8CB5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2cm" fo:margin-bottom="0cm" fo:text-indent="0cm"/>
      <style:text-properties fo:font-size="14.199999809265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52cm" fo:margin-bottom="0cm" fo:text-indent="0cm"/>
      <style:text-properties fo:font-size="12.199999809265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01cm" fo:margin-bottom="0cm" fo:text-indent="0cm"/>
      <style:text-properties fo:font-size="10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2.57cm" svg:x="1cm" svg:y="4.987cm"/>
      <draw:page-thumbnail draw:layer="backgroundobjects" svg:width="8.999cm" svg:height="2.57cm" svg:x="1cm" svg:y="13.563cm"/>
      <draw:page-thumbnail draw:layer="backgroundobjects" svg:width="8.999cm" svg:height="2.57cm" svg:x="1cm" svg:y="22.139cm"/>
      <draw:page-thumbnail draw:layer="backgroundobjects" svg:width="8.999cm" svg:height="2.57cm" svg:x="11cm" svg:y="4.987cm"/>
      <draw:page-thumbnail draw:layer="backgroundobjects" svg:width="8.999cm" svg:height="2.57cm" svg:x="11cm" svg:y="13.563cm"/>
      <draw:page-thumbnail draw:layer="backgroundobjects" svg:width="8.999cm" svg:height="2.57cm" svg:x="11cm" svg:y="22.139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1.335cm" svg:x="1.4cm" svg:y="0.318cm" presentation:class="title" presentation:placeholder="true">
        <draw:text-box/>
      </draw:frame>
      <draw:frame presentation:style-name="Standard-outline1" draw:layer="backgroundobjects" svg:width="25.199cm" svg:height="4.639cm" svg:x="1.4cm" svg:y="1.871cm" presentation:class="outline" presentation:placeholder="true">
        <draw:text-box/>
      </draw:frame>
      <draw:frame presentation:style-name="Mpr1" draw:text-style-name="MP2" draw:layer="backgroundobjects" svg:width="6.523cm" svg:height="0.551cm" svg:x="1.4cm" svg:y="7.28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0.551cm" svg:x="9.576cm" svg:y="7.28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0.551cm" svg:x="20.076cm" svg:y="7.287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ofmann</meta:initial-creator>
    <meta:creation-date>2024-05-15T09:01:53.221744074</meta:creation-date>
    <dc:date>2024-05-15T09:06:06.859748552</dc:date>
    <dc:creator>David Hofmann</dc:creator>
    <meta:editing-duration>PT4M14S</meta:editing-duration>
    <meta:editing-cycles>1</meta:editing-cycles>
    <meta:document-statistic meta:object-count="28"/>
    <meta:generator>LibreOffice/24.2.3.2$Linux_X86_64 LibreOffice_project/420$Build-2</meta:generator>
  </office:meta>
</office:document-meta>
</file>